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ella7" style:family="table">
      <style:table-properties style:width="25.709cm" fo:margin-left="0cm" table:align="left"/>
    </style:style>
    <style:style style:name="Tabella7.A" style:family="table-column">
      <style:table-column-properties style:column-width="1.39cm"/>
    </style:style>
    <style:style style:name="Tabella7.B" style:family="table-column">
      <style:table-column-properties style:column-width="3.307cm"/>
    </style:style>
    <style:style style:name="Tabella7.C" style:family="table-column">
      <style:table-column-properties style:column-width="2.094cm"/>
    </style:style>
    <style:style style:name="Tabella7.D" style:family="table-column">
      <style:table-column-properties style:column-width="1.829cm"/>
    </style:style>
    <style:style style:name="Tabella7.E" style:family="table-column">
      <style:table-column-properties style:column-width="2.136cm"/>
    </style:style>
    <style:style style:name="Tabella7.F" style:family="table-column">
      <style:table-column-properties style:column-width="3.046cm"/>
    </style:style>
    <style:style style:name="Tabella7.G" style:family="table-column">
      <style:table-column-properties style:column-width="1.896cm"/>
    </style:style>
    <style:style style:name="Tabella7.H" style:family="table-column">
      <style:table-column-properties style:column-width="1.61cm"/>
    </style:style>
    <style:style style:name="Tabella7.I" style:family="table-column">
      <style:table-column-properties style:column-width="1.984cm"/>
    </style:style>
    <style:style style:name="Tabella7.J" style:family="table-column">
      <style:table-column-properties style:column-width="2.205cm"/>
    </style:style>
    <style:style style:name="Tabella7.K" style:family="table-column">
      <style:table-column-properties style:column-width="2.062cm"/>
    </style:style>
    <style:style style:name="Tabella7.L" style:family="table-column">
      <style:table-column-properties style:column-width="2.1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J1" style:family="table-cell">
      <style:table-cell-properties fo:padding="0.097cm" fo:border="0.05pt solid #000000"/>
    </style:style>
    <style:style style:name="Tabella7.2" style:family="table-row">
      <style:table-row-properties style:min-row-height="1.122cm"/>
    </style:style>
    <style:style style:name="Tabella7.C2" style:family="table-cell">
      <style:table-cell-properties fo:padding="0.097cm" fo:border-left="0.05pt solid #000000" fo:border-right="none" fo:border-top="none" fo:border-bottom="0.05pt solid #000000"/>
    </style:style>
    <style:style style:name="Tabella7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Gentium Book Basic" fo:font-style="normal" fo:font-weight="bold" officeooo:rsid="00188e22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Gentium Book Basic" fo:font-style="normal" fo:font-weight="bold" officeooo:rsid="00188e22" officeooo:paragraph-rsid="001ec176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ntium Book Basic" fo:font-style="normal" fo:font-weight="normal" officeooo:rsid="001b0d6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Gentium Book Basic" fo:font-style="normal" fo:font-weight="normal" officeooo:rsid="00188e2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entium Book Basic" fo:font-style="normal" fo:font-weight="normal" officeooo:rsid="00188e22" officeooo:paragraph-rsid="001ec17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entium Book Basic" fo:font-style="normal" fo:font-weight="normal" officeooo:rsid="001ec176" officeooo:paragraph-rsid="001ec17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Gentium Book Basic" fo:font-size="15pt" fo:font-style="normal" fo:font-weight="bold" officeooo:rsid="002078cc" officeooo:paragraph-rsid="002078cc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Gentium Book Basic" fo:font-weight="bold" officeooo:rsid="001e894b" officeooo:paragraph-rsid="001ec17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Gentium Book Basic" fo:font-size="10pt" officeooo:rsid="001e894b" officeooo:paragraph-rsid="001ec17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Gentium Book Basic" fo:font-size="10pt" officeooo:rsid="001e94cf" officeooo:paragraph-rsid="001ec176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Gentium Book Basic" fo:font-size="10pt" officeooo:rsid="001ec176" officeooo:paragraph-rsid="001ec17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Gentium Book Basic" fo:font-size="10pt" officeooo:rsid="002018a8" officeooo:paragraph-rsid="002018a8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Gentium Book Basic" fo:font-size="10pt" officeooo:rsid="002018a8" officeooo:paragraph-rsid="0026a17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Gentium Book Basic" fo:font-size="10pt" officeooo:rsid="00226fcc" officeooo:paragraph-rsid="00226fc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entium Book Basic" fo:font-size="10pt" officeooo:rsid="0026a17e" officeooo:paragraph-rsid="0026a17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entium Book Basic" fo:font-size="10pt" officeooo:rsid="00273399" officeooo:paragraph-rsid="00273399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Gentium Book Basic" fo:font-size="10pt" officeooo:rsid="0019ad8a" officeooo:paragraph-rsid="00226fc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Gentium Book Basic" fo:font-size="10pt" officeooo:rsid="002ba4e7" officeooo:paragraph-rsid="002ba4e7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Gentium Book Basic" fo:font-size="10pt" fo:font-weight="bold" officeooo:rsid="001e894b" officeooo:paragraph-rsid="001ec17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Gentium Book Basic" fo:font-size="10pt" fo:font-weight="normal" officeooo:rsid="0026a17e" officeooo:paragraph-rsid="0026a17e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Gentium Book Basic" fo:font-size="10pt" fo:font-weight="normal" officeooo:rsid="002ba4e7" officeooo:paragraph-rsid="002ba4e7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Gentium Book Basic" fo:font-size="12pt" officeooo:rsid="001e94cf" officeooo:paragraph-rsid="001ec176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Gentium Book Basic" fo:font-size="12pt" officeooo:rsid="00226fcc" officeooo:paragraph-rsid="00226fc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Gentium Book Basic" fo:font-size="12pt" officeooo:rsid="0026a17e" officeooo:paragraph-rsid="0026a17e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Gentium Book Basic" fo:font-size="9pt" officeooo:rsid="001ec176" officeooo:paragraph-rsid="001ec176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Gentium Book Basic" fo:font-size="9pt" officeooo:rsid="00226fcc" officeooo:paragraph-rsid="00226fcc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Gentium Book Basic" fo:font-size="9pt" fo:font-weight="bold" officeooo:rsid="001e894b" officeooo:paragraph-rsid="001ec176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Gentium Book Basic" officeooo:rsid="001ec176" officeooo:paragraph-rsid="001ec176"/>
    </style:style>
    <style:style style:name="P29" style:family="paragraph" style:parent-style-name="Table_20_Contents">
      <style:paragraph-properties fo:text-align="center" style:justify-single-word="false"/>
      <style:text-properties style:font-name="Gentium Book Basic" fo:font-size="7pt" officeooo:rsid="0019ad8a" officeooo:paragraph-rsid="001ec176" style:font-size-asian="7pt" style:font-size-complex="7pt"/>
    </style:style>
    <style:style style:name="P30" style:family="paragraph" style:parent-style-name="Table_20_Contents">
      <style:paragraph-properties fo:text-align="center" style:justify-single-word="false"/>
      <style:text-properties style:font-name="Gentium Book Basic" officeooo:rsid="0026a17e" officeooo:paragraph-rsid="0026a17e"/>
    </style:style>
    <style:style style:name="P31" style:family="paragraph" style:parent-style-name="Table_20_Contents">
      <style:paragraph-properties fo:text-align="center" style:justify-single-word="false"/>
      <style:text-properties style:font-name="Gentium Book Basic" fo:font-size="12pt" officeooo:rsid="002c39bb" officeooo:paragraph-rsid="002c39b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Gentium Book Basic" fo:font-size="10pt" officeooo:rsid="002c39bb" officeooo:paragraph-rsid="002c39bb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Gentium Book Basic" fo:font-size="11pt" officeooo:rsid="002c39bb" officeooo:paragraph-rsid="002c39bb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text-position="0% 100%" style:font-name="Gentium Book Basic" fo:font-size="10pt" officeooo:rsid="002c39bb" officeooo:paragraph-rsid="002c39bb" style:font-size-asian="10pt" style:font-size-complex="10pt"/>
    </style:style>
    <style:style style:name="T1" style:family="text">
      <style:text-properties officeooo:rsid="001e94cf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6a17e"/>
    </style:style>
    <style:style style:name="T5" style:family="text">
      <style:text-properties officeooo:rsid="00226fcc"/>
    </style:style>
    <style:style style:name="T6" style:family="text">
      <style:text-properties officeooo:rsid="00265a0c"/>
    </style:style>
    <style:style style:name="T7" style:family="text">
      <style:text-properties officeooo:rsid="0026a17e"/>
    </style:style>
    <style:style style:name="T8" style:family="text">
      <style:text-properties officeooo:rsid="00273399"/>
    </style:style>
    <style:style style:name="T9" style:family="text">
      <style:text-properties officeooo:rsid="00280d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nalisi dei rischi</text:p>
      <text:p text:style-name="P6"/>
      <text:p text:style-name="P6">Progetto: <text:span text:style-name="T8">Montani Website</text:span></text:p>
      <text:p text:style-name="P6">Project Manager: <text:s/><text:span text:style-name="T9">Boussoufa Yacine</text:span></text:p>
      <text:p text:style-name="P4"><text:tab/><text:tab/></text:p>
      <text:p text:style-name="P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column table:style-name="Tabella7.G"/>
        <table:table-column table:style-name="Tabella7.H"/>
        <table:table-column table:style-name="Tabella7.I"/>
        <table:table-column table:style-name="Tabella7.J"/>
        <table:table-column table:style-name="Tabella7.K"/>
        <table:table-column table:style-name="Tabella7.L"/>
        <table:table-row>
          <table:table-cell table:style-name="Tabella7.A1" table:number-rows-spanned="2" office:value-type="string">
            <text:p text:style-name="P8"><text:span text:style-name="T7">R</text:span>BS</text:p>
          </table:table-cell>
          <table:table-cell table:style-name="Tabella7.A1" table:number-rows-spanned="2" office:value-type="string">
            <text:p text:style-name="P19">Descrizione del rischio</text:p>
          </table:table-cell>
          <table:table-cell table:style-name="Tabella7.A1" table:number-columns-spanned="3" office:value-type="string">
            <text:p text:style-name="P8">Valutazione iniziale</text:p>
          </table:table-cell>
          <table:covered-table-cell/>
          <table:covered-table-cell/>
          <table:table-cell table:style-name="Tabella7.A1" table:number-rows-spanned="2" office:value-type="string">
            <text:p text:style-name="P27">Azione preventive</text:p>
          </table:table-cell>
          <table:table-cell table:style-name="Tabella7.A1" table:number-columns-spanned="3" office:value-type="string">
            <text:p text:style-name="P8">Valutazione Finale</text:p>
          </table:table-cell>
          <table:covered-table-cell/>
          <table:covered-table-cell/>
          <table:table-cell table:style-name="Tabella7.J1" table:number-columns-spanned="3" office:value-type="string">
            <text:p text:style-name="P8">Risposta al rischio</text:p>
          </table:table-cell>
          <table:covered-table-cell/>
          <table:covered-table-cell/>
        </table:table-row>
        <table:table-row table:style-name="Tabella7.2">
          <table:covered-table-cell/>
          <table:covered-table-cell/>
          <table:table-cell table:style-name="Tabella7.C2" office:value-type="string">
            <text:p text:style-name="P9">Probabilità</text:p>
          </table:table-cell>
          <table:table-cell table:style-name="Tabella7.C2" office:value-type="string">
            <text:p text:style-name="P9">Impatto</text:p>
          </table:table-cell>
          <table:table-cell table:style-name="Tabella7.C2" office:value-type="string">
            <text:p text:style-name="P9">Livello</text:p>
            <text:p text:style-name="P9">di rischio</text:p>
          </table:table-cell>
          <table:covered-table-cell/>
          <table:table-cell table:style-name="Tabella7.C2" office:value-type="string">
            <text:p text:style-name="P9">Probabilità</text:p>
          </table:table-cell>
          <table:table-cell table:style-name="Tabella7.C2" office:value-type="string">
            <text:p text:style-name="P9">Impatto</text:p>
          </table:table-cell>
          <table:table-cell table:style-name="Tabella7.C2" office:value-type="string">
            <text:p text:style-name="P9">Livello di</text:p>
            <text:p text:style-name="P9">rischio</text:p>
          </table:table-cell>
          <table:table-cell table:style-name="Tabella7.C2" office:value-type="string">
            <text:p text:style-name="P9">Condizione di alert</text:p>
          </table:table-cell>
          <table:table-cell table:style-name="Tabella7.C2" office:value-type="string">
            <text:p text:style-name="P9">Azione correttiva</text:p>
          </table:table-cell>
          <table:table-cell table:style-name="Tabella7.L2" office:value-type="string">
            <text:p text:style-name="P9">Responsabile</text:p>
          </table:table-cell>
        </table:table-row>
        <table:table-row table:style-name="Tabella7.2">
          <table:table-cell table:style-name="Tabella7.C2" office:value-type="string">
            <text:p text:style-name="P28">0</text:p>
          </table:table-cell>
          <table:table-cell table:style-name="Tabella7.C2" office:value-type="string">
            <text:p text:style-name="P20">Temporale</text:p>
          </table:table-cell>
          <table:table-cell table:style-name="Tabella7.C2" office:value-type="string">
            <text:p text:style-name="P24">1</text:p>
          </table:table-cell>
          <table:table-cell table:style-name="Tabella7.C2" office:value-type="string">
            <text:p text:style-name="P22">2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2</text:span></text:p>
            <text:p text:style-name="P10">Moderato</text:p>
          </table:table-cell>
          <table:table-cell table:style-name="Tabella7.C2" office:value-type="string">
            <text:p text:style-name="P15">Ottimizzare la ridistribuzione dei compiti</text:p>
          </table:table-cell>
          <table:table-cell table:style-name="Tabella7.C2" office:value-type="string">
            <text:p text:style-name="P31">2</text:p>
          </table:table-cell>
          <table:table-cell table:style-name="Tabella7.C2" office:value-type="string">
            <text:p text:style-name="P31">3</text:p>
          </table:table-cell>
          <table:table-cell table:style-name="Tabella7.C2" office:value-type="string">
            <text:p text:style-name="P34">6</text:p>
          </table:table-cell>
          <table:table-cell table:style-name="Tabella7.C2" office:value-type="string">
            <text:p text:style-name="P32">Ritardo nella consegna degli</text:p>
            <text:p text:style-name="P32">aggiornamenti</text:p>
          </table:table-cell>
          <table:table-cell table:style-name="Tabella7.C2" office:value-type="string">
            <text:p text:style-name="P33">Affidare il lavoro a parti terze</text:p>
          </table:table-cell>
          <table:table-cell table:style-name="Tabella7.L2" office:value-type="string">
            <text:p text:style-name="P9"/>
          </table:table-cell>
        </table:table-row>
        <table:table-row table:style-name="Tabella7.2">
          <table:table-cell table:style-name="Tabella7.C2" office:value-type="string">
            <text:p text:style-name="P28">1</text:p>
          </table:table-cell>
          <table:table-cell table:style-name="Tabella7.C2" office:value-type="string">
            <text:p text:style-name="P20">Requisiti</text:p>
          </table:table-cell>
          <table:table-cell table:style-name="Tabella7.C2" office:value-type="string">
            <text:p text:style-name="P24">2</text:p>
          </table:table-cell>
          <table:table-cell table:style-name="Tabella7.C2" office:value-type="string">
            <text:p text:style-name="P23">1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2</text:span></text:p>
            <text:p text:style-name="P11">Moderato</text:p>
          </table:table-cell>
          <table:table-cell table:style-name="Tabella7.C2" office:value-type="string">
            <text:p text:style-name="P15"><text:span text:style-name="T5">R</text:span>ichiedere chiarimenti al committente</text:p>
          </table:table-cell>
          <table:table-cell table:style-name="Tabella7.C2" office:value-type="string">
            <text:p text:style-name="P31">1</text:p>
          </table:table-cell>
          <table:table-cell table:style-name="Tabella7.C2" office:value-type="string">
            <text:p text:style-name="P31">1</text:p>
          </table:table-cell>
          <table:table-cell table:style-name="Tabella7.C2" office:value-type="string">
            <text:p text:style-name="P34">1</text:p>
          </table:table-cell>
          <table:table-cell table:style-name="Tabella7.C2" office:value-type="string">
            <text:p text:style-name="P11"/>
          </table:table-cell>
          <table:table-cell table:style-name="Tabella7.C2" office:value-type="string">
            <text:p text:style-name="P29"/>
          </table:table-cell>
          <table:table-cell table:style-name="Tabella7.L2" office:value-type="string">
            <text:p text:style-name="P11"/>
          </table:table-cell>
        </table:table-row>
        <table:table-row table:style-name="Tabella7.2">
          <table:table-cell table:style-name="Tabella7.C2" office:value-type="string">
            <text:p text:style-name="P28">2</text:p>
          </table:table-cell>
          <table:table-cell table:style-name="Tabella7.C2" office:value-type="string">
            <text:p text:style-name="P20"><text:s/>Incomprensione del Team</text:p>
          </table:table-cell>
          <table:table-cell table:style-name="Tabella7.C2" office:value-type="string">
            <text:p text:style-name="P24">2</text:p>
          </table:table-cell>
          <table:table-cell table:style-name="Tabella7.C2" office:value-type="string">
            <text:p text:style-name="P24">2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4</text:span></text:p>
            <text:p text:style-name="P14">Lieve</text:p>
          </table:table-cell>
          <table:table-cell table:style-name="Tabella7.C2" office:value-type="string">
            <text:p text:style-name="P17">-</text:p>
          </table:table-cell>
          <table:table-cell table:style-name="Tabella7.C2" office:value-type="string">
            <text:p text:style-name="P31">2</text:p>
          </table:table-cell>
          <table:table-cell table:style-name="Tabella7.C2" office:value-type="string">
            <text:p text:style-name="P31">2</text:p>
          </table:table-cell>
          <table:table-cell table:style-name="Tabella7.C2" office:value-type="string">
            <text:p text:style-name="P34">2</text:p>
          </table:table-cell>
          <table:table-cell table:style-name="Tabella7.C2" office:value-type="string">
            <text:p text:style-name="P9"/>
          </table:table-cell>
          <table:table-cell table:style-name="Tabella7.C2" office:value-type="string">
            <text:p text:style-name="P25"/>
          </table:table-cell>
          <table:table-cell table:style-name="Tabella7.L2" office:value-type="string">
            <text:p text:style-name="P9"/>
          </table:table-cell>
        </table:table-row>
        <table:table-row table:style-name="Tabella7.2">
          <table:table-cell table:style-name="Tabella7.C2" office:value-type="string">
            <text:p text:style-name="P28">3</text:p>
          </table:table-cell>
          <table:table-cell table:style-name="Tabella7.C2" office:value-type="string">
            <text:p text:style-name="P20">Competenza team</text:p>
          </table:table-cell>
          <table:table-cell table:style-name="Tabella7.C2" office:value-type="string">
            <text:p text:style-name="P24">1</text:p>
          </table:table-cell>
          <table:table-cell table:style-name="Tabella7.C2" office:value-type="string">
            <text:p text:style-name="P24">1</text:p>
          </table:table-cell>
          <table:table-cell table:style-name="Tabella7.C2" office:value-type="string">
            <text:p text:style-name="P12">F<text:span text:style-name="T2">r </text:span><text:span text:style-name="T3">= </text:span><text:span text:style-name="T4">1</text:span></text:p>
            <text:p text:style-name="P15">lieve</text:p>
          </table:table-cell>
          <table:table-cell table:style-name="Tabella7.C2" office:value-type="string">
            <text:p text:style-name="P16">Richiedere consigli <text:s/>ai professori</text:p>
          </table:table-cell>
          <table:table-cell table:style-name="Tabella7.C2" office:value-type="string">
            <text:p text:style-name="P31">1</text:p>
          </table:table-cell>
          <table:table-cell table:style-name="Tabella7.C2" office:value-type="string">
            <text:p text:style-name="P31">1</text:p>
          </table:table-cell>
          <table:table-cell table:style-name="Tabella7.C2" office:value-type="string">
            <text:p text:style-name="P34">1</text:p>
          </table:table-cell>
          <table:table-cell table:style-name="Tabella7.C2" office:value-type="string">
            <text:p text:style-name="P14"/>
          </table:table-cell>
          <table:table-cell table:style-name="Tabella7.C2" office:value-type="string">
            <text:p text:style-name="P26"/>
          </table:table-cell>
          <table:table-cell table:style-name="Tabella7.L2" office:value-type="string">
            <text:p text:style-name="P14"/>
          </table:table-cell>
        </table:table-row>
        <table:table-row table:style-name="Tabella7.2">
          <table:table-cell table:style-name="Tabella7.C2" office:value-type="string">
            <text:p text:style-name="P30">4</text:p>
          </table:table-cell>
          <table:table-cell table:style-name="Tabella7.C2" office:value-type="string">
            <text:p text:style-name="P21">Implementazione menù per ogni utente</text:p>
          </table:table-cell>
          <table:table-cell table:style-name="Tabella7.C2" office:value-type="string">
            <text:p text:style-name="P24">2</text:p>
          </table:table-cell>
          <table:table-cell table:style-name="Tabella7.C2" office:value-type="string">
            <text:p text:style-name="P24">1</text:p>
          </table:table-cell>
          <table:table-cell table:style-name="Tabella7.C2" office:value-type="string">
            <text:p text:style-name="P13">F<text:span text:style-name="T2">r </text:span><text:span text:style-name="T3">= </text:span><text:span text:style-name="T4">2</text:span></text:p>
          </table:table-cell>
          <table:table-cell table:style-name="Tabella7.C2" office:value-type="string">
            <text:p text:style-name="P18">Valutazione di fattibilità con il cliente</text:p>
          </table:table-cell>
          <table:table-cell table:style-name="Tabella7.C2" office:value-type="string">
            <text:p text:style-name="P31">1</text:p>
          </table:table-cell>
          <table:table-cell table:style-name="Tabella7.C2" office:value-type="string">
            <text:p text:style-name="P31">1</text:p>
          </table:table-cell>
          <table:table-cell table:style-name="Tabella7.C2" office:value-type="string">
            <text:p text:style-name="P32">1</text:p>
          </table:table-cell>
          <table:table-cell table:style-name="Tabella7.C2" office:value-type="string">
            <text:p text:style-name="P14"/>
          </table:table-cell>
          <table:table-cell table:style-name="Tabella7.C2" office:value-type="string">
            <text:p text:style-name="P26"/>
          </table:table-cell>
          <table:table-cell table:style-name="Tabella7.L2" office:value-type="string">
            <text:p text:style-name="P14"/>
          </table:table-cell>
        </table:table-row>
      </table:table>
      <text:p text:style-name="P5"/>
      <text:p text:style-name="P5">*<text:span text:style-name="T1">I valori ottenuti e le rispettive risposte al rischio sono stati calcolati attraverso la matrice di impatto probabilità; </text:span><text:span text:style-name="T6">La risposta al rischio è stata definita solo se il fattore di rischio raggiungeva valori &gt;6</text:span><text:span text:style-name="T1">.</text:span></text:p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Gentium Book Basic" svg:font-family="'Gentium Book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2T21:49:47.098000000</meta:creation-date>
    <dc:date>2022-03-11T17:46:05.686000000</dc:date>
    <meta:editing-duration>PT44M21S</meta:editing-duration>
    <meta:editing-cycles>13</meta:editing-cycles>
    <meta:generator>LibreOffice/6.4.1.2$Windows_X86_64 LibreOffice_project/4d224e95b98b138af42a64d84056446d09082932</meta:generator>
    <meta:document-statistic meta:table-count="1" meta:image-count="0" meta:object-count="0" meta:page-count="1" meta:paragraph-count="74" meta:word-count="165" meta:character-count="918" meta:non-whitespace-character-count="821"/>
  </office:meta>
</office:document-meta>
</file>